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3946e" style:font-name-asian="Nimbus Mono L"/>
    </style:style>
    <style:style style:name="P2" style:family="paragraph" style:parent-style-name="Standard">
      <style:text-properties style:font-name="Nimbus Mono L" officeooo:paragraph-rsid="0003946e"/>
    </style:style>
    <style:style style:name="P3" style:family="paragraph" style:parent-style-name="Preformatted_20_Text">
      <style:text-properties style:font-name="Nimbus Mono L" officeooo:rsid="0007e423" officeooo:paragraph-rsid="0003946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b39a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fda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58eb1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7bfc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90c6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ab483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e595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ccef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dfb7f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f8b8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250e0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3610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470ab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bde74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d9992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7460a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79c219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7bc19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c7c5d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eebe5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804378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81f13f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8724e5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879b73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884c70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96b45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a9e15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bc37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d93ad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8e790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f9ae7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173be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8f2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9977c4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38d5" style:font-name-asian="Nimbus Mono L"/>
    </style:style>
    <style:style style:name="P41" style:family="paragraph" style:parent-style-name="Preformatted_20_Text">
      <style:text-properties style:font-name="Nimbus Mono L" officeooo:paragraph-rsid="00896b45"/>
    </style:style>
    <style:style style:name="P42" style:family="paragraph" style:parent-style-name="Preformatted_20_Text">
      <style:text-properties style:font-name="Nimbus Mono L" officeooo:rsid="0007e423" officeooo:paragraph-rsid="00ad7c34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536103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f0e22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79c219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4f8b8c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879b73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06f3d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5470ab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8d93ad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52" style:family="paragraph" style:parent-style-name="Preformatted_20_Text">
      <style:text-properties style:font-name="Nimbus Mono L" officeooo:paragraph-rsid="00b06f3d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b7483"/>
    </style:style>
    <style:style style:name="T5" style:family="text">
      <style:text-properties officeooo:rsid="004874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bde74" style:font-weight-asian="bold" style:font-weight-complex="bold"/>
    </style:style>
    <style:style style:name="T8" style:family="text">
      <style:text-properties fo:font-weight="bold" officeooo:rsid="001eb657" style:font-weight-asian="bold" style:font-weight-complex="bold"/>
    </style:style>
    <style:style style:name="T9" style:family="text">
      <style:text-properties fo:font-weight="bold" officeooo:rsid="005e812a" style:font-weight-asian="bold" style:font-weight-complex="bold"/>
    </style:style>
    <style:style style:name="T10" style:family="text">
      <style:text-properties fo:font-weight="bold" officeooo:rsid="00654c00" style:font-weight-asian="bold" style:font-weight-complex="bold"/>
    </style:style>
    <style:style style:name="T11" style:family="text">
      <style:text-properties fo:font-weight="bold" officeooo:rsid="006feb65" style:font-weight-asian="bold" style:font-weight-complex="bold"/>
    </style:style>
    <style:style style:name="T12" style:family="text">
      <style:text-properties fo:font-weight="bold" officeooo:rsid="0071821e" style:font-weight-asian="bold" style:font-weight-complex="bold"/>
    </style:style>
    <style:style style:name="T13" style:family="text">
      <style:text-properties fo:font-weight="bold" officeooo:rsid="007460a3" style:font-weight-asian="bold" style:font-weight-complex="bold"/>
    </style:style>
    <style:style style:name="T14" style:family="text">
      <style:text-properties fo:font-weight="bold" officeooo:rsid="007bc198" style:font-weight-asian="bold" style:font-weight-complex="bold"/>
    </style:style>
    <style:style style:name="T15" style:family="text">
      <style:text-properties fo:font-weight="bold" officeooo:rsid="007c7c5d" style:font-weight-asian="bold" style:font-weight-complex="bold"/>
    </style:style>
    <style:style style:name="T16" style:family="text">
      <style:text-properties fo:font-weight="bold" officeooo:rsid="007eebe5" style:font-weight-asian="bold" style:font-weight-complex="bold"/>
    </style:style>
    <style:style style:name="T17" style:family="text">
      <style:text-properties fo:font-weight="bold" officeooo:rsid="00804378" style:font-weight-asian="bold" style:font-weight-complex="bold"/>
    </style:style>
    <style:style style:name="T18" style:family="text">
      <style:text-properties fo:font-weight="bold" officeooo:rsid="008724e5" style:font-weight-asian="bold" style:font-weight-complex="bold"/>
    </style:style>
    <style:style style:name="T19" style:family="text">
      <style:text-properties fo:font-weight="bold" officeooo:rsid="00896b45" style:font-weight-asian="bold" style:font-weight-complex="bold"/>
    </style:style>
    <style:style style:name="T20" style:family="text">
      <style:text-properties fo:font-weight="bold" officeooo:rsid="008a9e15" style:font-weight-asian="bold" style:font-weight-complex="bold"/>
    </style:style>
    <style:style style:name="T21" style:family="text">
      <style:text-properties fo:font-weight="bold" officeooo:rsid="008bc37f" style:font-weight-asian="bold" style:font-weight-complex="bold"/>
    </style:style>
    <style:style style:name="T22" style:family="text">
      <style:text-properties fo:font-weight="bold" officeooo:rsid="008e790c" style:font-weight-asian="bold" style:font-weight-complex="bold"/>
    </style:style>
    <style:style style:name="T23" style:family="text">
      <style:text-properties fo:font-weight="bold" officeooo:rsid="009173be" style:font-weight-asian="bold" style:font-weight-complex="bold"/>
    </style:style>
    <style:style style:name="T24" style:family="text">
      <style:text-properties fo:font-weight="bold" officeooo:rsid="0098f2cf" style:font-weight-asian="bold" style:font-weight-complex="bold"/>
    </style:style>
    <style:style style:name="T25" style:family="text">
      <style:text-properties fo:font-weight="bold" officeooo:rsid="009977c4" style:font-weight-asian="bold" style:font-weight-complex="bold"/>
    </style:style>
    <style:style style:name="T26" style:family="text">
      <style:text-properties fo:font-weight="bold" officeooo:rsid="00af42e1" style:font-weight-asian="bold" style:font-weight-complex="bold"/>
    </style:style>
    <style:style style:name="T27" style:family="text">
      <style:text-properties fo:font-weight="bold" officeooo:rsid="00afa7d7" style:font-weight-asian="bold" style:font-weight-complex="bold"/>
    </style:style>
    <style:style style:name="T28" style:family="text">
      <style:text-properties fo:font-weight="bold" officeooo:rsid="00b06f3d" style:font-weight-asian="bold" style:font-weight-complex="bold"/>
    </style:style>
    <style:style style:name="T29" style:family="text">
      <style:text-properties fo:font-weight="bold" officeooo:rsid="007eebe5" style:font-name-asian="Nimbus Mono L" style:font-weight-asian="bold" style:font-weight-complex="bold"/>
    </style:style>
    <style:style style:name="T30" style:family="text">
      <style:text-properties fo:font-weight="bold" officeooo:rsid="008a9e15" style:font-name-asian="Nimbus Mono L" style:font-weight-asian="bold" style:font-weight-complex="bold"/>
    </style:style>
    <style:style style:name="T31" style:family="text">
      <style:text-properties fo:font-weight="bold" officeooo:rsid="00b06f3d" style:font-name-asian="Nimbus Mono L" style:font-weight-asian="bold" style:font-weight-complex="bold"/>
    </style:style>
    <style:style style:name="T32" style:family="text">
      <style:text-properties fo:color="#008000" style:font-name="DejaVu Sans Mono" fo:font-size="11.3999996185303pt" fo:font-weight="bold"/>
    </style:style>
    <style:style style:name="T33" style:family="text">
      <style:text-properties officeooo:rsid="0007e423" style:font-name-asian="Nimbus Mono L"/>
    </style:style>
    <style:style style:name="T34" style:family="text">
      <style:text-properties fo:font-variant="normal" fo:text-transform="none" fo:color="#333333" style:font-name="SimHei" fo:font-size="13.5pt" fo:letter-spacing="normal" fo:font-style="normal" fo:font-weight="bold" officeooo:rsid="007eebe5" style:font-weight-asian="bold" style:font-weight-complex="bold"/>
    </style:style>
    <style:style style:name="T35" style:family="text">
      <style:text-properties officeooo:rsid="008bc37f"/>
    </style:style>
    <style:style style:name="T36" style:family="text">
      <style:text-properties officeooo:rsid="009231a9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9ea428" fo:background-color="#ffff00" loext:char-shading-value="0"/>
    </style:style>
    <style:style style:name="T39" style:family="text">
      <style:text-properties officeooo:rsid="000daf6c" fo:background-color="#ffff00" loext:char-shading-value="0"/>
    </style:style>
    <style:style style:name="T40" style:family="text">
      <style:text-properties officeooo:rsid="001fda6b" fo:background-color="#ffff00" loext:char-shading-value="0"/>
    </style:style>
    <style:style style:name="T41" style:family="text">
      <style:text-properties fo:color="#800000"/>
    </style:style>
    <style:style style:name="T42" style:family="text">
      <style:text-properties fo:color="#800000" officeooo:rsid="001b00f3"/>
    </style:style>
    <style:style style:name="T43" style:family="text">
      <style:text-properties fo:color="#800000" officeooo:rsid="000b39a2"/>
    </style:style>
    <style:style style:name="T44" style:family="text">
      <style:text-properties fo:color="#800000" officeooo:rsid="006c3289"/>
    </style:style>
    <style:style style:name="T45" style:family="text">
      <style:text-properties fo:color="#800000" officeooo:rsid="007daf2a"/>
    </style:style>
    <style:style style:name="T46" style:family="text">
      <style:text-properties fo:color="#800000" officeooo:rsid="0007e423" style:font-name-asian="Nimbus Mono L"/>
    </style:style>
    <style:style style:name="T47" style:family="text">
      <style:text-properties fo:color="#800000" officeooo:rsid="000b39a2" style:font-name-asian="Nimbus Mono L"/>
    </style:style>
    <style:style style:name="T48" style:family="text">
      <style:text-properties fo:color="#800000" officeooo:rsid="007daf2a" style:font-name-asian="Nimbus Mono L"/>
    </style:style>
    <style:style style:name="T49" style:family="text">
      <style:text-properties officeooo:rsid="00a838d5"/>
    </style:style>
    <style:style style:name="T50" style:family="text">
      <style:text-properties fo:font-size="10pt" fo:font-weight="bold" officeooo:rsid="007460a3" style:font-size-asian="10pt" style:font-weight-asian="bold" style:font-name-complex="Liberation Mono" style:font-size-complex="10pt" style:font-weight-complex="bold"/>
    </style:style>
    <style:style style:name="T51" style:family="text">
      <style:text-properties fo:font-size="10pt" fo:font-weight="bold" officeooo:rsid="00af0e22" style:font-size-asian="10pt" style:font-weight-asian="bold" style:font-name-complex="Liberation Mono" style:font-size-complex="10pt" style:font-weight-complex="bold"/>
    </style:style>
    <style:style style:name="T52" style:family="text">
      <style:text-properties officeooo:rsid="00b06f3d"/>
    </style:style>
    <style:style style:name="T53" style:family="text">
      <style:text-properties fo:color="#000000" style:font-name="DejaVu Sans Mono" fo:font-size="12.8000001907349pt" fo:font-weight="bold" officeooo:rsid="00b06f3d" fo:background-color="#e4e4ff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33">模块名:工作交接</text:span><text:span text:style-name="T32">workjoin</text:span></text:p>
      <text:p text:style-name="P3"><text:tab/>导航下拉名_1:工作交接</text:p>
      <text:p text:style-name="P39"><text:tab/><text:tab/><text:span text:style-name="T37">导航名_</text:span><text:span text:style-name="T38">1</text:span><text:span text:style-name="T37">:工作交接</text:span></text:p>
      <text:p text:style-name="P39"><text:tab/><text:tab/><text:tab/><text:span text:style-name="T41">功能名字_1:列表</text:span> <text:s/>功能类型:网格 (有网格/树形/编辑可选)<text:span text:style-name="T9">workjoin/v1/list</text:span></text:p>
      <text:p text:style-name="P39"><text:tab/><text:tab/><text:tab/><text:tab/>字段名称_<text:span text:style-name="T1">1</text:span>:工作交接编号</text:p>
      <text:p text:style-name="P39"><text:tab/><text:tab/><text:tab/><text:tab/>字段名称_<text:span text:style-name="T1">1</text:span>:工作交接开始时间</text:p>
      <text:p text:style-name="P39"><text:tab/><text:tab/><text:tab/><text:tab/>字段名称_<text:span text:style-name="T1">2</text:span>:工作交接结束时间</text:p>
      <text:p text:style-name="P39"><text:tab/><text:tab/><text:tab/><text:tab/>字段名称_<text:span text:style-name="T2">3</text:span>:所属模块/组别</text:p>
      <text:p text:style-name="P39"><text:tab/><text:tab/><text:tab/><text:tab/>字段名称_<text:span text:style-name="T2">4</text:span>:岗位</text:p>
      <text:p text:style-name="P39"><text:tab/><text:tab/><text:tab/><text:tab/>字段名称_<text:span text:style-name="T3">5</text:span>:工作交接原因<text:tab/><text:tab/><text:tab/></text:p>
      <text:p text:style-name="P39"><text:tab/><text:tab/><text:tab/><text:tab/>字段名称_<text:span text:style-name="T3">6</text:span>:工作范围</text:p>
      <text:p text:style-name="P39"><text:tab/><text:tab/><text:tab/><text:tab/>字段名称_<text:span text:style-name="T3">7</text:span>:工作目的</text:p>
      <text:p text:style-name="P39"><text:tab/><text:tab/><text:tab/><text:tab/>字段名称_<text:span text:style-name="T3">8</text:span>:工作权限</text:p>
      <text:p text:style-name="P39"><text:tab/><text:tab/><text:tab/><text:tab/>字段名称_<text:span text:style-name="T3">9</text:span>:交接人 <text:s text:c="10"/></text:p>
      <text:p text:style-name="P39"><text:tab/><text:tab/><text:tab/><text:tab/>字段名称_<text:span text:style-name="T5">10</text:span>:交接人确认 <text:s text:c="6"/></text:p>
      <text:p text:style-name="P39"><text:tab/><text:tab/><text:tab/><text:tab/>字段名称_<text:span text:style-name="T5">11</text:span>:接手人 <text:s text:c="9"/></text:p>
      <text:p text:style-name="P39"><text:tab/><text:tab/><text:tab/><text:tab/>字段名称_<text:span text:style-name="T4">12</text:span>:接手人确认 <text:s text:c="7"/></text:p>
      <text:p text:style-name="P39"><text:tab/><text:tab/><text:tab/><text:tab/>字段名称_<text:span text:style-name="T4">13</text:span>:<text:bookmark-start text:name="__DdeLink__1370_11142258843111"/>负责<text:bookmark-end text:name="__DdeLink__1370_11142258843111"/>人 <text:s text:c="10"/></text:p>
      <text:p text:style-name="P39"><text:tab/><text:tab/><text:tab/><text:tab/>字段名称_<text:span text:style-name="T4">14</text:span>:<text:bookmark-start text:name="__DdeLink__1370_1114225884312"/>负责<text:bookmark-end text:name="__DdeLink__1370_1114225884312"/>人审核确认 <text:s text:c="5"/></text:p>
      <text:p text:style-name="P39"><text:tab/><text:tab/><text:tab/><text:tab/></text:p>
      <text:p text:style-name="P39"><text:tab/><text:tab/><text:tab/><text:tab/><text:tab/><text:tab/><text:tab/></text:p>
      <text:p text:style-name="P39"><text:tab/><text:tab/><text:tab/><text:span text:style-name="T41">功能名字_</text:span><text:span text:style-name="T42">2</text:span><text:span text:style-name="T41">:添加</text:span> <text:s/>功能类型:编辑 (有网格/树形/编辑可选)<text:span text:style-name="T10">workjoin/v1/add</text:span></text:p>
      <text:p text:style-name="P39"><text:tab/><text:tab/><text:tab/><text:tab/>工作交接编号自动生成</text:p>
      <text:p text:style-name="P39"><text:tab/><text:tab/><text:tab/><text:tab/>字段名称_<text:span text:style-name="T1">1</text:span>:工作交接开始时间 <text:s text:c="5"/>日期框<text:span text:style-name="T49">(yyyy-MM-dd)</text:span> <text:s/>必填</text:p>
      <text:p text:style-name="P40"><text:tab/><text:tab/><text:tab/><text:tab/>字段名称_<text:span text:style-name="T1">2</text:span>:工作交接结束时间 <text:s text:c="5"/>日期框<text:span text:style-name="T49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39"><text:tab/><text:tab/><text:tab/><text:tab/>字段名称_<text:span text:style-name="T3">6</text:span>:工作范围 <text:s text:c="8"/>大文本 <text:s/>必填</text:p>
      <text:p text:style-name="P39"><text:tab/><text:tab/><text:tab/><text:tab/>字段名称_<text:span text:style-name="T3">7</text:span>:工作目的 <text:s text:c="8"/>大文本 必填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手填下拉框 必填</text:p>
      <text:p text:style-name="P39"/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手填下拉框 必填</text:p>
      <text:p text:style-name="P39"><text:tab/><text:tab/><text:tab/><text:tab/>字段名称_<text:span text:style-name="T4">12</text:span>:接手人确认 <text:s text:c="7"/>下拉（是/否）</text:p>
      <text:p text:style-name="P39"><text:tab/><text:tab/><text:tab/><text:tab/></text:p>
      <text:p text:style-name="P39"/>
      <text:p text:style-name="P39"><text:tab/><text:tab/><text:tab/><text:span text:style-name="T41">功能名字_</text:span><text:span text:style-name="T43">3</text:span><text:span text:style-name="T41">:编辑</text:span> <text:s/>功能类型:编辑 (有网格/树形/编辑可选)<text:span text:style-name="T11">workjoin/v1/edit</text:span></text:p>
      <text:p text:style-name="P40"><text:tab/><text:tab/><text:tab/><text:tab/>字段名称_<text:span text:style-name="T1">1</text:span>:工作交接开始时间 <text:s text:c="5"/>日期框<text:span text:style-name="T49">(yyyy-MM-dd)</text:span> <text:s/>必填</text:p>
      <text:p text:style-name="P40"><text:tab/><text:tab/><text:tab/><text:tab/>字段名称_<text:span text:style-name="T1">2</text:span>:工作交接结束时间 <text:s text:c="5"/>日期框<text:span text:style-name="T49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39"><text:tab/><text:tab/><text:tab/><text:tab/>字段名称_<text:span text:style-name="T3">6</text:span>:工作范围 <text:s text:c="8"/>大文本 <text:s/>必填</text:p>
      <text:p text:style-name="P39"><text:tab/><text:tab/><text:tab/><text:tab/>字段名称_<text:span text:style-name="T3">7</text:span>:工作目的 <text:s text:c="8"/>大文本 必填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文本 必填</text:p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文本 必填</text:p>
      <text:p text:style-name="P39"><text:tab/><text:tab/><text:tab/><text:tab/>字段名称_<text:span text:style-name="T4">12</text:span>:接手人确认 <text:s text:c="7"/>下拉（是/否）</text:p>
      <text:p text:style-name="P39"/>
      <text:p text:style-name="P39"><text:tab/><text:tab/><text:tab/></text:p>
      <text:p text:style-name="P39"><text:tab/><text:tab/><text:tab/><text:span text:style-name="T41">功能名字_</text:span><text:span text:style-name="T43">4</text:span><text:span text:style-name="T41">:删除</text:span> <text:s/>功能类型:<text:span text:style-name="T12">workjoin/v1/delete/{id}</text:span></text:p>
      <text:p text:style-name="P39"/>
      <text:p text:style-name="P39"><text:soft-page-break/><text:tab/><text:tab/><text:tab/><text:span text:style-name="T41">功能名字_</text:span><text:span text:style-name="T44">5</text:span><text:span text:style-name="T41">:审核</text:span> 功能类型:<text:span text:style-name="T12">workjoin/v1/audit</text:span></text:p>
      <text:p text:style-name="P39"><text:tab/><text:tab/><text:tab/><text:tab/>字段名称_<text:span text:style-name="T4">13</text:span>:<text:bookmark-start text:name="__DdeLink__1370_11142258843112"/>负责<text:bookmark-end text:name="__DdeLink__1370_11142258843112"/>人 <text:s text:c="10"/>文本 必填</text:p>
      <text:p text:style-name="P39"><text:tab/><text:tab/><text:tab/><text:tab/>字段名称_<text:span text:style-name="T4">14</text:span>:<text:bookmark-start text:name="__DdeLink__1370_1114225884313"/>负责<text:bookmark-end text:name="__DdeLink__1370_1114225884313"/>人审核确认 <text:s text:c="6"/>下拉（是/否）</text:p>
      <text:p text:style-name="P39"/>
      <text:p text:style-name="P39"/>
      <text:p text:style-name="P3"><text:tab/><text:tab/><text:span text:style-name="T37">导航名_</text:span><text:span text:style-name="T38">2</text:span><text:span text:style-name="T37">:</text:span><text:bookmark-start text:name="__DdeLink__1368_1114225884"/><text:span text:style-name="T37">交接</text:span><text:bookmark-end text:name="__DdeLink__1368_1114225884"/><text:span text:style-name="T37">资料</text:span></text:p>
      <text:p text:style-name="P18"><text:tab/><text:tab/><text:tab/><text:span text:style-name="T41">功能名字_1:列表</text:span> <text:s/>功能类型:网格 (有网格/树形/编辑可选)<text:span text:style-name="T7">joininfo/v1/list</text:span></text:p>
      <text:p text:style-name="P19"><text:span text:style-name="T7"><text:tab/><text:tab/><text:tab/><text:tab/></text:span><text:span text:style-name="T6">字段名称_</text:span><text:span text:style-name="T8">1</text:span><text:span text:style-name="T6">:工作交接编号</text:span></text:p>
      <text:p text:style-name="P3"><text:tab/><text:tab/><text:tab/><text:tab/>字段名称_<text:span text:style-name="T1">1</text:span>:制度文件夹编号 <text:s text:c="9"/></text:p>
      <text:p text:style-name="P12"><text:tab/><text:tab/><text:tab/><text:tab/>字段名称_<text:span text:style-name="T1">2</text:span>:<text:bookmark-start text:name="__DdeLink__972_1826826792"/>制度<text:bookmark-end text:name="__DdeLink__972_1826826792"/>文件夹存储路径 <text:s text:c="6"/></text:p>
      <text:p text:style-name="P12"><text:tab/><text:tab/><text:tab/><text:tab/>字段名称_<text:span text:style-name="T2">3</text:span>:<text:bookmark-start text:name="__DdeLink__975_1826826792"/>经验<text:bookmark-end text:name="__DdeLink__975_1826826792"/>总结编号 <text:s text:c="11"/></text:p>
      <text:p text:style-name="P12"><text:tab/><text:tab/><text:tab/><text:tab/>字段名称_<text:span text:style-name="T2">4</text:span>:经验总结存储路径 <text:s text:c="12"/><text:span text:style-name="T6"><text:s/></text:span></text:p>
      <text:p text:style-name="P12"><text:tab/><text:tab/><text:tab/><text:tab/>字段名称_<text:span text:style-name="T3">5</text:span>:工作设计账号，密码文件名称<text:tab/> <text:s text:c="2"/><text:tab/><text:tab/></text:p>
      <text:p text:style-name="P12"><text:tab/><text:tab/><text:tab/><text:tab/>字段名称_<text:span text:style-name="T3">6</text:span>:账号，密码存储路径 <text:s text:c="8"/></text:p>
      <text:p text:style-name="P3"><text:tab/><text:tab/><text:tab/><text:tab/><text:tab/><text:tab/><text:tab/></text:p>
      <text:p text:style-name="P20"><text:tab/><text:tab/><text:tab/><text:span text:style-name="T41">功能名字_</text:span><text:span text:style-name="T42">2</text:span><text:span text:style-name="T41">:添加</text:span> <text:s/>功能类型:编辑 (有网格/树形/编辑可选)<text:span text:style-name="T13">joininfo/v1/add</text:span></text:p>
      <text:p text:style-name="P20"><text:span text:style-name="T13"><text:tab/><text:tab/><text:tab/><text:tab/></text:span><text:span text:style-name="T6">字段名称_</text:span><text:span text:style-name="T8">1</text:span><text:span text:style-name="T6">:工作交接编号 <text:s text:c="14"/>手填下拉 必填</text:span></text:p>
      <text:p text:style-name="P16"><text:tab/><text:tab/><text:tab/><text:tab/>字段名称_<text:span text:style-name="T1">1</text:span>:制度文件夹编号 <text:s text:c="14"/><text:bookmark-start text:name="__DdeLink__6745_1831731208"/>手填下拉<text:bookmark-end text:name="__DdeLink__6745_1831731208"/> 必填 <text:span text:style-name="T50">joininfo/v1/find/specification </text:span><text:span text:style-name="T51">(获取的字段为theme)</text:span></text:p>
      <text:p text:style-name="P16"><text:tab/><text:tab/><text:tab/><text:tab/>字段名称_<text:span text:style-name="T1">2</text:span>:<text:bookmark-start text:name="__DdeLink__972_182682679221"/>制度<text:bookmark-end text:name="__DdeLink__972_182682679221"/>文件夹存储路径 <text:s text:c="11"/>文本</text:p>
      <text:p text:style-name="P16"><text:tab/><text:tab/><text:tab/><text:tab/>字段名称_<text:span text:style-name="T2">3</text:span>:<text:bookmark-start text:name="__DdeLink__975_182682679221"/>经验<text:bookmark-end text:name="__DdeLink__975_182682679221"/>总结编号 <text:s text:c="16"/>手填下拉</text:p>
      <text:p text:style-name="P44"><text:span text:style-name="T50">joininfo/v1/find/specification </text:span><text:span text:style-name="T51">(获取的字段为theme)</text:span></text:p>
      <text:p text:style-name="P16"><text:tab/><text:tab/><text:tab/><text:tab/>字段名称_<text:span text:style-name="T2">4</text:span>:经验总结存储路径 <text:s text:c="12"/><text:span text:style-name="T6"><text:s/>文本</text:span></text:p>
      <text:p text:style-name="P16"><text:tab/><text:tab/><text:tab/><text:tab/>字段名称_<text:span text:style-name="T3">5</text:span>:工作设计账号，密码文件名称<text:tab/> 文本<text:tab/><text:tab/></text:p>
      <text:p text:style-name="P16"><text:tab/><text:tab/><text:tab/><text:tab/>字段名称_<text:span text:style-name="T3">6</text:span>:账号，密码存储路径 <text:s text:c="10"/>文本</text:p>
      <text:p text:style-name="P16"/>
      <text:p text:style-name="P22"><text:tab/><text:tab/><text:tab/><text:span text:style-name="T41">功能名字_</text:span><text:span text:style-name="T43">3</text:span><text:span text:style-name="T41">:编辑</text:span> <text:s/>功能类型:编辑 (有网格/树形/编辑可选)<text:span text:style-name="T14">joininfo/v1/edit</text:span></text:p>
      <text:p text:style-name="P21"><text:tab/><text:tab/><text:tab/><text:tab/><text:span text:style-name="T6">字段名称_</text:span><text:span text:style-name="T8">1</text:span><text:span text:style-name="T6">:工作交接编号 <text:s text:c="14"/>手填下拉 必填</text:span></text:p>
      <text:p text:style-name="P42"><text:tab/><text:tab/><text:tab/><text:tab/>字段名称_<text:span text:style-name="T1">1</text:span>:制度文件夹编号 <text:s text:c="14"/>手填下拉　必填</text:p>
      <text:p text:style-name="P44"><text:span text:style-name="T50">joininfo/v1/find/specification </text:span><text:span text:style-name="T51">(获取的字段为theme)</text:span></text:p>
      <text:p text:style-name="P21"><text:tab/><text:tab/><text:tab/><text:tab/>字段名称_<text:span text:style-name="T1">2</text:span>:<text:bookmark-start text:name="__DdeLink__972_1826826792211"/>制度<text:bookmark-end text:name="__DdeLink__972_1826826792211"/>文件夹存储路径 <text:s text:c="11"/>文本</text:p>
      <text:p text:style-name="P21"><text:tab/><text:tab/><text:tab/><text:tab/>字段名称_<text:span text:style-name="T2">3</text:span>:<text:bookmark-start text:name="__DdeLink__975_1826826792211"/>经验<text:bookmark-end text:name="__DdeLink__975_1826826792211"/>总结编号 <text:s text:c="16"/>手填下拉</text:p>
      <text:p text:style-name="P44"><text:span text:style-name="T50">joininfo/v1/find/specification </text:span><text:span text:style-name="T51">(获取的字段为theme)</text:span></text:p>
      <text:p text:style-name="P21"><text:tab/><text:tab/><text:tab/><text:tab/>字段名称_<text:span text:style-name="T2">4</text:span>:经验总结存储路径 <text:s text:c="12"/><text:span text:style-name="T6"><text:s/>文本</text:span></text:p>
      <text:p text:style-name="P21"><text:tab/><text:tab/><text:tab/><text:tab/>字段名称_<text:span text:style-name="T3">5</text:span>:工作设计账号，密码文件名称<text:tab/> 文本<text:tab/><text:tab/></text:p>
      <text:p text:style-name="P21"><text:tab/><text:tab/><text:tab/><text:tab/>字段名称_<text:span text:style-name="T3">6</text:span>:账号，密码存储路径 <text:s text:c="10"/>文本</text:p>
      <text:p text:style-name="P12"/>
      <text:p text:style-name="P23"><text:tab/><text:tab/><text:tab/><text:span text:style-name="T41">功能名字_</text:span><text:span text:style-name="T43">4</text:span><text:span text:style-name="T41">:删除</text:span> <text:s/>功能类型:<text:span text:style-name="T15">joininfo/v1/delete/{id}</text:span></text:p>
      <text:p text:style-name="P24"><text:tab/><text:tab/><text:tab/><text:span text:style-name="T41">功能名字_</text:span><text:span text:style-name="T43">5</text:span><text:span text:style-name="T41">:上传附件</text:span> <text:s/>功能类型:<text:span text:style-name="T16">joininfo/v1/uploadFile/{id}</text:span></text:p>
      <text:p text:style-name="P24"><text:tab/><text:tab/><text:tab/><text:span text:style-name="T41">功能名字_</text:span><text:span text:style-name="T43">6</text:span><text:span text:style-name="T41">:下载附件</text:span> <text:s/>功能类型:<text:span text:style-name="T16">joininfo/v1/downloadFile</text:span></text:p>
      <text:p text:style-name="P24"><text:tab/><text:tab/><text:tab/><text:span text:style-name="T41">功能名字_</text:span><text:span text:style-name="T45">7</text:span><text:span text:style-name="T41">:查看附件</text:span> <text:s/>功能类型:<text:span text:style-name="T16">joininfo/v1/listFile/{id}</text:span></text:p>
      <text:p text:style-name="P24"><text:tab/><text:tab/><text:tab/><text:span text:style-name="T41">功能名字_</text:span><text:span text:style-name="T45">8</text:span><text:span text:style-name="T41">:删除附件</text:span> <text:s/>功能类型:<text:span text:style-name="T16">joininfo/v1/deleteFile</text:span></text:p>
      <text:p text:style-name="P4"/>
      <text:p text:style-name="P5"><text:tab/><text:tab/><text:span text:style-name="T37">导航名_</text:span><text:span text:style-name="T38">3</text:span><text:span text:style-name="T37">:任务交接</text:span></text:p>
      <text:p text:style-name="P25"><text:tab/><text:tab/><text:tab/><text:span text:style-name="T41">功能名字_1:列表</text:span> <text:s/>功能类型:网格 (有网格/树形/编辑可选)<text:span text:style-name="T17">taskjoin/v1/list</text:span></text:p>
      <text:p text:style-name="P25"><text:span text:style-name="T17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任务名称</text:p>
      <text:p text:style-name="P5"><text:tab/><text:tab/><text:tab/><text:tab/>字段名称_<text:span text:style-name="T1">2</text:span>:任务要求</text:p>
      <text:p text:style-name="P5"><text:tab/><text:tab/><text:tab/><text:tab/>字段名称_<text:span text:style-name="T2">3</text:span>:任务节点</text:p>
      <text:p text:style-name="P5"><text:tab/><text:tab/><text:tab/><text:tab/>字段名称_<text:span text:style-name="T2">4</text:span>:完成情况</text:p>
      <text:p text:style-name="P5"><text:tab/><text:tab/><text:tab/><text:tab/>字段名称_<text:span text:style-name="T3">5</text:span>:任务时间<text:tab/><text:tab/></text:p>
      <text:p text:style-name="P5"><text:tab/><text:tab/><text:tab/><text:tab/>字段名称_<text:span text:style-name="T3">6</text:span>:文件名称</text:p>
      <text:p text:style-name="P5"><text:tab/><text:tab/><text:tab/><text:tab/>字段名称_<text:span text:style-name="T3">7</text:span>:文件存储路径</text:p>
      <text:p text:style-name="P5"><text:tab/><text:tab/><text:tab/><text:tab/>字段名称_<text:span text:style-name="T3">8</text:span>:汇报对象</text:p>
      <text:p text:style-name="P5"><text:tab/><text:tab/><text:tab/><text:tab/>字段名称_<text:span text:style-name="T3">9</text:span>:任务来源路径</text:p>
      <text:p text:style-name="P5"><text:tab/><text:tab/><text:tab/><text:tab/><text:tab/><text:tab/><text:tab/></text:p>
      <text:p text:style-name="P27"><text:tab/><text:tab/><text:tab/><text:span text:style-name="T41">功能名字_</text:span><text:span text:style-name="T42">2</text:span><text:span text:style-name="T41">:添加</text:span> <text:s/>功能类型:编辑 (有网格/树形/编辑可选)<text:span text:style-name="T18">taskjoin/v1/add</text:span></text:p>
      <text:p text:style-name="P26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14"><text:tab/><text:tab/><text:tab/><text:tab/>字段名称_<text:span text:style-name="T1">1</text:span>:任务名称 <text:s text:c="9"/>文本</text:p>
      <text:p text:style-name="P14"><text:tab/><text:tab/><text:tab/><text:tab/>字段名称_<text:span text:style-name="T1">2</text:span>:任务要求 <text:s text:c="9"/>文本</text:p>
      <text:p text:style-name="P14"><text:soft-page-break/><text:tab/><text:tab/><text:tab/><text:tab/>字段名称_<text:span text:style-name="T2">3</text:span>:任务节点 <text:s text:c="9"/>文本</text:p>
      <text:p text:style-name="P14"><text:tab/><text:tab/><text:tab/><text:tab/>字段名称_<text:span text:style-name="T2">4</text:span>:完成情况 <text:s text:c="9"/>文本</text:p>
      <text:p text:style-name="P13"><text:tab/><text:tab/><text:tab/><text:tab/>字段名称_<text:span text:style-name="T3">5</text:span>:任务时间<text:tab/> <text:s text:c="8"/>日期</text:p>
      <text:p text:style-name="P14"><text:tab/><text:tab/><text:tab/><text:tab/>字段名称_<text:span text:style-name="T3">6</text:span>:文件名称 <text:s text:c="9"/>文本</text:p>
      <text:p text:style-name="P14"><text:tab/><text:tab/><text:tab/><text:tab/>字段名称_<text:span text:style-name="T3">7</text:span>:文件存储路径 <text:s text:c="6"/><text:span text:style-name="T6">文本</text:span></text:p>
      <text:p text:style-name="P14"><text:tab/><text:tab/><text:tab/><text:tab/>字段名称_<text:span text:style-name="T3">8</text:span>:汇报对象 <text:s text:c="8"/><text:span text:style-name="T6"><text:s/></text:span><text:span text:style-name="T26">手填下拉　必填</text:span></text:p>
      <text:p text:style-name="P14"><text:span text:style-name="T26"><text:tab/><text:tab/><text:tab/>taskjoin/v1/find/position <text:s/></text:span><text:span text:style-name="T28">字段为parent</text:span></text:p>
      <text:p text:style-name="P14"><text:tab/><text:tab/><text:tab/><text:tab/>字段名称_<text:span text:style-name="T3">9</text:span>:任务来源路径 <text:s text:c="6"/>文本</text:p>
      <text:p text:style-name="P13"/>
      <text:p text:style-name="P27"><text:tab/><text:tab/><text:tab/><text:span text:style-name="T41">功能名字_</text:span><text:span text:style-name="T43">3</text:span><text:span text:style-name="T41">:编辑</text:span> <text:s/>功能类型:编辑 (有网格/树形/编辑可选)<text:span text:style-name="T18">taskjoin/v1/edit</text:span></text:p>
      <text:p text:style-name="P28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28"><text:tab/><text:tab/><text:tab/><text:tab/>字段名称_<text:span text:style-name="T1">1</text:span>:任务名称 <text:s text:c="9"/>文本</text:p>
      <text:p text:style-name="P28"><text:tab/><text:tab/><text:tab/><text:tab/>字段名称_<text:span text:style-name="T1">2</text:span>:任务要求 <text:s text:c="9"/>文本</text:p>
      <text:p text:style-name="P28"><text:tab/><text:tab/><text:tab/><text:tab/>字段名称_<text:span text:style-name="T2">3</text:span>:任务节点 <text:s text:c="9"/>文本</text:p>
      <text:p text:style-name="P28"><text:tab/><text:tab/><text:tab/><text:tab/>字段名称_<text:span text:style-name="T2">4</text:span>:完成情况 <text:s text:c="9"/>文本</text:p>
      <text:p text:style-name="P40"><text:tab/><text:tab/><text:tab/><text:tab/>字段名称_<text:span text:style-name="T3">5</text:span>:任务时间<text:tab/> <text:s text:c="8"/>日期<text:span text:style-name="T49">(yyyy-MM-dd)</text:span></text:p>
      <text:p text:style-name="P28"><text:tab/><text:tab/><text:tab/><text:tab/>字段名称_<text:span text:style-name="T3">6</text:span>:文件名称 <text:s text:c="9"/>文本</text:p>
      <text:p text:style-name="P28"><text:tab/><text:tab/><text:tab/><text:tab/>字段名称_<text:span text:style-name="T3">7</text:span>:文件存储路径 <text:s text:c="6"/><text:span text:style-name="T6">文本</text:span></text:p>
      <text:p text:style-name="P28"><text:tab/><text:tab/><text:tab/><text:tab/>字段名称_<text:span text:style-name="T3">8</text:span>:汇报对象 <text:s text:c="8"/><text:span text:style-name="T6"><text:s/></text:span><text:span text:style-name="T27">手填下拉　必填</text:span></text:p>
      <text:p text:style-name="P48"><text:span text:style-name="T26">taskjoin/v1/find/position </text:span><text:span text:style-name="T28">字段为parent</text:span></text:p>
      <text:p text:style-name="P28"><text:tab/><text:tab/><text:tab/><text:tab/>字段名称_<text:span text:style-name="T3">9</text:span>:任务来源路径 <text:s text:c="6"/>文本</text:p>
      <text:p text:style-name="P15"/>
      <text:p text:style-name="P30"><text:tab/><text:tab/><text:tab/><text:span text:style-name="T41">功能名字_</text:span><text:span text:style-name="T43">4</text:span><text:span text:style-name="T41">:删除</text:span> <text:s/>功能类型:<text:span text:style-name="T19">taskjoin/v1/delete/{id}</text:span></text:p>
      <text:p text:style-name="P41"><text:span text:style-name="T33"><text:tab/><text:tab/><text:tab/></text:span><text:span text:style-name="T46">功能名字_</text:span><text:span text:style-name="T47">5</text:span><text:span text:style-name="T46">:上传附件</text:span><text:span text:style-name="T33"> <text:s/>功能类型:</text:span><text:span text:style-name="T34">taskjoin</text:span><text:span text:style-name="T29">/v1/uploadFile/{id}</text:span></text:p>
      <text:p text:style-name="P41"><text:span text:style-name="T33"><text:tab/><text:tab/><text:tab/></text:span><text:span text:style-name="T46">功能名字_</text:span><text:span text:style-name="T47">6</text:span><text:span text:style-name="T46">:下载附件</text:span><text:span text:style-name="T33"> <text:s/>功能类型:</text:span><text:span text:style-name="T34">taskjoin</text:span><text:span text:style-name="T29">/v1/downloadFile</text:span></text:p>
      <text:p text:style-name="P41"><text:span text:style-name="T33"><text:tab/><text:tab/><text:tab/></text:span><text:span text:style-name="T46">功能名字_</text:span><text:span text:style-name="T48">7</text:span><text:span text:style-name="T46">:查看附件</text:span><text:span text:style-name="T33"> <text:s/>功能类型:</text:span><text:span text:style-name="T34">taskjoin</text:span><text:span text:style-name="T29">/v1/listFile/{id}</text:span></text:p>
      <text:p text:style-name="P41"><text:span text:style-name="T33"><text:tab/><text:tab/><text:tab/></text:span><text:span text:style-name="T46">功能名字_</text:span><text:span text:style-name="T48">8</text:span><text:span text:style-name="T46">:删除附件</text:span><text:span text:style-name="T33"> <text:s/>功能类型:</text:span><text:span text:style-name="T34">taskjoin</text:span><text:span text:style-name="T29">/v1/deleteFile</text:span></text:p>
      <text:p text:style-name="P29"/>
      <text:p text:style-name="P5"/>
      <text:p text:style-name="P5"><text:tab/><text:tab/><text:span text:style-name="T37">导航名_</text:span><text:span text:style-name="T38">4</text:span><text:span text:style-name="T37">:设备交接</text:span></text:p>
      <text:p text:style-name="P31"><text:tab/><text:tab/><text:tab/><text:span text:style-name="T41">功能名字_1:列表</text:span> <text:s/>功能类型:网格 (有网格/树形/编辑可选)<text:span text:style-name="T20">devicejoin/v1/list</text:span></text:p>
      <text:p text:style-name="P31"><text:span text:style-name="T20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设备编号 <text:s text:c="16"/></text:p>
      <text:p text:style-name="P5"><text:tab/><text:tab/><text:tab/><text:tab/>字段名称_<text:span text:style-name="T1">2</text:span>:设备名称 <text:s text:c="17"/></text:p>
      <text:p text:style-name="P5"><text:tab/><text:tab/><text:tab/><text:tab/>字段名称_<text:span text:style-name="T2">3</text:span>:关于设备使用的相关资料存储路径 <text:s text:c="3"/></text:p>
      <text:p text:style-name="P5"><text:tab/><text:tab/><text:tab/></text:p>
      <text:p text:style-name="P5"><text:tab/><text:tab/><text:tab/><text:tab/><text:tab/><text:tab/><text:tab/></text:p>
      <text:p text:style-name="P5"><text:tab/><text:tab/><text:tab/><text:span text:style-name="T41">功能名字_</text:span><text:span text:style-name="T42">2</text:span><text:span text:style-name="T41">:添加</text:span> <text:s/>功能类型:编辑 (有网格/树形/编辑可选)</text:p>
      <text:p text:style-name="P32"><text:tab/><text:span text:style-name="T35">`<text:tab/><text:tab/><text:tab/></text:span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17"><text:tab/><text:tab/><text:tab/><text:tab/>字段名称_<text:span text:style-name="T1">1</text:span>:设备编号 <text:s text:c="16"/>手填下拉框　必填</text:p>
      <text:p text:style-name="P52"><text:span text:style-name="T30">devicejoin/v1/</text:span><text:span text:style-name="T31">find/material <text:s/>获取字段为</text:span><text:span text:style-name="T53">stockEncoding　</text:span></text:p>
      <text:p text:style-name="P48"><text:span text:style-name="T28"/></text:p>
      <text:p text:style-name="P17"><text:tab/><text:tab/><text:tab/><text:tab/>字段名称_<text:span text:style-name="T1">2</text:span>:设备名称 <text:s text:c="17"/>手填下拉　必填</text:p>
      <text:p text:style-name="P52"><text:span text:style-name="T30">devicejoin/v1/</text:span><text:span text:style-name="T31">find/material　获取字段为</text:span><text:span text:style-name="T53">materialName</text:span></text:p>
      <text:p text:style-name="P48"><text:span text:style-name="T28"/></text:p>
      <text:p text:style-name="P17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5"><text:tab/><text:tab/><text:tab/><text:span text:style-name="T41">功能名字_</text:span><text:span text:style-name="T43">3</text:span><text:span text:style-name="T41">:编辑</text:span> <text:s/>功能类型:编辑 (有网格/树形/编辑可选)</text:p>
      <text:p text:style-name="P33"><text:tab/><text:tab/><text:tab/><text:tab/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33"><text:tab/><text:tab/><text:tab/><text:tab/>字段名称_<text:span text:style-name="T1">1</text:span>:设备编号 <text:s text:c="16"/>手填下拉框　必填</text:p>
      <text:p text:style-name="P48"><text:span text:style-name="T20">devicejoin/v1/</text:span><text:span text:style-name="T28">find/material　获取字段为</text:span><text:span text:style-name="T53">stockEncoding</text:span></text:p>
      <text:p text:style-name="P33"><text:tab/><text:tab/><text:tab/><text:tab/>字段名称_<text:span text:style-name="T1">2</text:span>:设备名称 <text:s text:c="17"/>手填下拉　必填</text:p>
      <text:p text:style-name="P52"><text:span text:style-name="T30">devicejoin/v1/</text:span><text:span text:style-name="T31">find/material　获取字段为</text:span><text:span text:style-name="T53">materialName</text:span></text:p>
      <text:p text:style-name="P48"><text:span text:style-name="T28"/></text:p>
      <text:p text:style-name="P33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34"><text:soft-page-break/><text:tab/><text:tab/><text:tab/><text:span text:style-name="T41">功能名字_</text:span><text:span text:style-name="T43">4</text:span><text:span text:style-name="T41">:删除</text:span> <text:s/>功能类型:<text:span text:style-name="T22">devicejoin/v1/delete/{id}</text:span></text:p>
      <text:p text:style-name="P35"><text:tab/><text:tab/><text:tab/><text:span text:style-name="T41">功能名字_</text:span><text:span text:style-name="T43">5</text:span><text:span text:style-name="T41">:上传附件</text:span> <text:s/>功能类型:<text:span text:style-name="T22">devicejoin</text:span><text:span text:style-name="T16">/v1/uploadFile/{id}</text:span></text:p>
      <text:p text:style-name="P35"><text:tab/><text:tab/><text:tab/><text:span text:style-name="T41">功能名字_</text:span><text:span text:style-name="T43">6</text:span><text:span text:style-name="T41">:下载附件</text:span> <text:s/>功能类型:<text:span text:style-name="T22">devicejoin</text:span><text:span text:style-name="T16">/v1/downloadFile</text:span></text:p>
      <text:p text:style-name="P35"><text:tab/><text:tab/><text:tab/><text:span text:style-name="T41">功能名字_</text:span><text:span text:style-name="T45">7</text:span><text:span text:style-name="T41">:查看附件</text:span> <text:s/>功能类型:<text:span text:style-name="T22">devicejoin</text:span><text:span text:style-name="T16">/v1/listFile/{id}</text:span></text:p>
      <text:p text:style-name="P35"><text:tab/><text:tab/><text:tab/><text:span text:style-name="T41">功能名字_</text:span><text:span text:style-name="T45">8</text:span><text:span text:style-name="T41">:删除附件</text:span> <text:s/>功能类型:<text:span text:style-name="T22">devicejoin</text:span><text:span text:style-name="T16">/v1/deleteFile</text:span></text:p>
      <text:p text:style-name="P29"/>
      <text:p text:style-name="P5"><text:tab/></text:p>
      <text:p text:style-name="P5"><text:tab/><text:tab/><text:tab/></text:p>
      <text:p text:style-name="P5"/>
      <text:p text:style-name="P5"><text:tab/><text:tab/><text:span text:style-name="T37">导航名_</text:span><text:span text:style-name="T39">5</text:span><text:span text:style-name="T37">:工作交接时间规范</text:span></text:p>
      <text:p text:style-name="P36"><text:tab/><text:tab/><text:tab/><text:span text:style-name="T41">功能名字_1:列表</text:span> <text:s/>功能类型:网格 (有网格/树形/编辑可选)<text:span text:style-name="T23">workjointimespecification/v1/list</text:span></text:p>
      <text:p text:style-name="P10"><text:tab/><text:tab/><text:tab/><text:tab/>字段名称_<text:span text:style-name="T1">1</text:span>:工作交接原因</text:p>
      <text:p text:style-name="P5"><text:tab/><text:tab/><text:tab/><text:tab/>字段名称_<text:span text:style-name="T1">2</text:span>:交接流程</text:p>
      <text:p text:style-name="P5"><text:tab/><text:tab/><text:tab/><text:tab/>字段名称_<text:span text:style-name="T2">3</text:span>:对象</text:p>
      <text:p text:style-name="P5"><text:tab/><text:tab/><text:tab/><text:tab/>字段名称_<text:span text:style-name="T2">4</text:span>:交接时间（例如<text:span text:style-name="T36">1h</text:span>）</text:p>
      <text:p text:style-name="P5"><text:tab/><text:tab/><text:tab/></text:p>
      <text:p text:style-name="P5"><text:tab/><text:tab/><text:tab/><text:tab/><text:tab/><text:tab/><text:tab/></text:p>
      <text:p text:style-name="P37"><text:tab/><text:tab/><text:tab/><text:span text:style-name="T41">功能名字_</text:span><text:span text:style-name="T42">2</text:span><text:span text:style-name="T41">:添加</text:span> <text:s/>功能类型:编辑 (有网格/树形/编辑可选)<text:span text:style-name="T24">workjointimespecification/v1/add</text:span></text:p>
      <text:p text:style-name="P9"><text:tab/><text:tab/><text:tab/><text:tab/>字段名称_<text:span text:style-name="T1">1</text:span>:工作交接原因 <text:s text:c="6"/>文本</text:p>
      <text:p text:style-name="P9"><text:tab/><text:tab/><text:tab/><text:tab/>字段名称_<text:span text:style-name="T1">2</text:span>:交接流程 <text:s text:c="9"/>大文本</text:p>
      <text:p text:style-name="P9"><text:tab/><text:tab/><text:tab/><text:tab/>字段名称_<text:span text:style-name="T2">3</text:span>:对象 <text:s text:c="12"/>下拉（交接者，被交接者）</text:p>
      <text:p text:style-name="P9"><text:tab/><text:tab/><text:tab/><text:tab/>字段名称_<text:span text:style-name="T2">4</text:span>:交接时间 <text:s text:c="9"/>文本</text:p>
      <text:p text:style-name="P9"/>
      <text:p text:style-name="P37"><text:tab/><text:tab/><text:tab/><text:span text:style-name="T41">功能名字_</text:span><text:span text:style-name="T43">3</text:span><text:span text:style-name="T41">:编辑</text:span> <text:s/>功能类型:编辑 (有网格/树形/编辑可选)<text:span text:style-name="T24">workjointimespecification/v1/edit</text:span></text:p>
      <text:p text:style-name="P11"><text:tab/><text:tab/><text:tab/><text:tab/>字段名称_<text:span text:style-name="T1">1</text:span>:工作交接原因 <text:s text:c="6"/>文本</text:p>
      <text:p text:style-name="P11"><text:tab/><text:tab/><text:tab/><text:tab/>字段名称_<text:span text:style-name="T1">2</text:span>:交接流程 <text:s text:c="9"/>大文本</text:p>
      <text:p text:style-name="P11"><text:tab/><text:tab/><text:tab/><text:tab/>字段名称_<text:span text:style-name="T2">3</text:span>:对象 <text:s text:c="12"/>下拉（交接者，被交接者）</text:p>
      <text:p text:style-name="P11"><text:tab/><text:tab/><text:tab/><text:tab/>字段名称_<text:span text:style-name="T2">4</text:span>:交接时间 <text:s text:c="9"/>文本</text:p>
      <text:p text:style-name="P11"/>
      <text:p text:style-name="P37"><text:tab/><text:tab/><text:tab/><text:span text:style-name="T41">功能名字_</text:span><text:span text:style-name="T43">4</text:span><text:span text:style-name="T41">:删除</text:span> <text:s/>功能类型:<text:span text:style-name="T24">workjointimespecification/v1/delete/{id}</text:span></text:p>
      <text:p text:style-name="P5"><text:tab/><text:tab/><text:tab/></text:p>
      <text:p text:style-name="P5"/>
      <text:p text:style-name="P6"><text:tab/><text:tab/><text:span text:style-name="T37">导航名_</text:span><text:span text:style-name="T40">6</text:span><text:span text:style-name="T37">:工作交接责任义务</text:span></text:p>
      <text:p text:style-name="P38"><text:tab/><text:tab/><text:tab/><text:span text:style-name="T41">功能名字_1:列表</text:span> <text:s/>功能类型:网格 (有网格/树形/编辑可选)<text:span text:style-name="T25">workjoinduty/v1/list</text:span></text:p>
      <text:p text:style-name="P6"><text:tab/><text:tab/><text:tab/><text:tab/>字段名称_<text:span text:style-name="T1">1</text:span>:对象</text:p>
      <text:p text:style-name="P6"><text:tab/><text:tab/><text:tab/><text:tab/>字段名称_<text:span text:style-name="T1">2</text:span>:责任与义务</text:p>
      <text:p text:style-name="P6"><text:tab/><text:tab/><text:tab/><text:tab/><text:tab/><text:tab/><text:tab/></text:p>
      <text:p text:style-name="P38"><text:tab/><text:tab/><text:tab/><text:span text:style-name="T41">功能名字_</text:span><text:span text:style-name="T42">2</text:span><text:span text:style-name="T41">:添加</text:span> <text:s/>功能类型:编辑 (有网格/树形/编辑可选)<text:span text:style-name="T25">workjoinduty/v1/add</text:span></text:p>
      <text:p text:style-name="P7"><text:tab/><text:tab/><text:tab/><text:tab/>字段名称_<text:span text:style-name="T1">1</text:span>:对象 <text:s text:c="7"/>下拉（交接者，被交接者）</text:p>
      <text:p text:style-name="P7"><text:tab/><text:tab/><text:tab/><text:tab/>字段名称_<text:span text:style-name="T1">2</text:span>:责任与义务 <text:s text:c="2"/>大文本</text:p>
      <text:p text:style-name="P7"/>
      <text:p text:style-name="P38"><text:tab/><text:tab/><text:tab/><text:span text:style-name="T41">功能名字_</text:span><text:span text:style-name="T43">3</text:span><text:span text:style-name="T41">:编辑</text:span> <text:s/>功能类型:编辑 (有网格/树形/编辑可选)<text:span text:style-name="T25">workjoinduty/v1/edit</text:span></text:p>
      <text:p text:style-name="P8"><text:tab/><text:tab/><text:tab/><text:tab/>字段名称_<text:span text:style-name="T1">1</text:span>:对象 <text:s text:c="7"/>下拉（交接者，被交接者）</text:p>
      <text:p text:style-name="P8"><text:tab/><text:tab/><text:tab/><text:tab/>字段名称_<text:span text:style-name="T1">2</text:span>:责任与义务 <text:s text:c="2"/>大文本</text:p>
      <text:p text:style-name="P8"/>
      <text:p text:style-name="P38"><text:tab/><text:tab/><text:tab/><text:span text:style-name="T41">功能名字_</text:span><text:span text:style-name="T43">4</text:span><text:span text:style-name="T41">:删除</text:span> <text:s/>功能类型:<text:span text:style-name="T25">workjoinduty/v1/delete/{id}</text:span></text:p>
      <text:p text:style-name="P6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0:48:31.573588791</meta:creation-date>
    <dc:date>2017-08-24T18:05:02.344529294</dc:date>
    <meta:editing-duration>PT8H39M26S</meta:editing-duration>
    <meta:editing-cycles>116</meta:editing-cycles>
    <meta:generator>LibreOffice/5.1.6.2$Linux_X86_64 LibreOffice_project/10m0$Build-2</meta:generator>
    <meta:document-statistic meta:table-count="0" meta:image-count="0" meta:object-count="0" meta:page-count="4" meta:paragraph-count="195" meta:word-count="2628" meta:character-count="5956" meta:non-whitespace-character-count="4176"/>
  </office:meta>
</office:document-meta>
</file>